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6666ff" loext:opacity="100%" style:font-name="Arial" fo:language="en" fo:country="US" style:font-name-complex="Arial1"/>
    </style:style>
    <style:style style:name="P3" style:family="paragraph" style:parent-style-name="Standard">
      <style:text-properties style:font-name="Arial" fo:language="en" fo:country="US" style:font-name-complex="Arial1"/>
    </style:style>
    <style:style style:name="P4" style:family="paragraph" style:parent-style-name="Standard">
      <style:paragraph-properties fo:text-align="justify" style:justify-single-word="false"/>
      <style:text-properties style:font-name="Arial" fo:language="en" fo:country="US" style:font-name-complex="Arial1"/>
    </style:style>
    <style:style style:name="P5" style:family="paragraph" style:parent-style-name="Standard">
      <style:text-properties style:font-name="Arial" fo:font-size="14pt" fo:language="en" fo:country="US" fo:font-weight="bold" style:font-size-asian="14pt" style:font-weight-asian="bold" style:font-name-complex="Arial1" style:font-size-complex="14pt" style:font-weight-complex="bold"/>
    </style:style>
    <style:style style:name="P6" style:family="paragraph" style:parent-style-name="Standard">
      <style:text-properties style:font-name="Arial" fo:font-size="14pt" fo:language="en" fo:country="US" style:font-size-asian="14pt" style:font-name-complex="Arial1" style:font-size-complex="14pt"/>
    </style:style>
    <style:style style:name="P7" style:family="paragraph" style:parent-style-name="Standard">
      <style:paragraph-properties fo:text-align="justify" style:justify-single-word="false"/>
      <style:text-properties style:font-name="Arial" fo:font-size="14pt" fo:language="en" fo:country="US" style:font-size-asian="14pt" style:font-name-complex="Arial1" style:font-size-complex="14pt"/>
    </style:style>
    <style:style style:name="P8" style:family="paragraph" style:parent-style-name="Standard">
      <style:paragraph-properties fo:break-before="page"/>
    </style:style>
    <style:style style:name="P9" style:family="paragraph" style:parent-style-name="Standard">
      <style:paragraph-properties fo:text-align="justify" style:justify-single-word="false"/>
      <style:text-properties fo:color="#6666ff" loext:opacity="100%" style:font-name="Arial" fo:font-size="18pt" fo:language="en" fo:country="US" fo:font-weight="bold" style:font-size-asian="18pt" style:font-weight-asian="bold" style:font-name-complex="Arial1" style:font-size-complex="18pt" style:font-weight-complex="bold"/>
    </style:style>
    <style:style style:name="P10" style:family="paragraph" style:parent-style-name="Standard">
      <style:text-properties style:font-name="Arial" fo:font-size="14pt" fo:language="en" fo:country="US" fo:font-weight="bold" style:font-size-asian="14pt" style:font-weight-asian="bold" style:font-name-complex="Arial1" style:font-size-complex="14pt" style:font-weight-complex="bold"/>
    </style:style>
    <style:style style:name="P11" style:family="paragraph" style:parent-style-name="Standard">
      <style:paragraph-properties fo:text-align="justify" style:justify-single-word="false"/>
      <style:text-properties style:font-name="Arial" fo:font-size="14pt" fo:language="en" fo:country="US" fo:font-weight="bold" style:font-size-asian="14pt" style:font-weight-asian="bold" style:font-name-complex="Arial1" style:font-size-complex="14pt" style:font-weight-complex="bold"/>
    </style:style>
    <style:style style:name="P12" style:family="paragraph" style:parent-style-name="Standard">
      <style:text-properties style:font-name="Arial" fo:language="en" fo:country="US" style:font-name-complex="Arial1"/>
    </style:style>
    <style:style style:name="P13" style:family="paragraph" style:parent-style-name="Standard">
      <style:paragraph-properties fo:text-align="justify" style:justify-single-word="false"/>
      <style:text-properties style:font-name="Arial" fo:language="en" fo:country="US" style:font-name-complex="Arial1"/>
    </style:style>
    <style:style style:name="T1" style:family="text">
      <style:text-properties fo:color="#6666ff" loext:opacity="100%" style:font-name="Arial" fo:language="en" fo:country="US" style:font-name-complex="Arial1"/>
    </style:style>
    <style:style style:name="T2" style:family="text">
      <style:text-properties fo:color="#6666ff" loext:opacity="100%" style:font-name="Arial" fo:language="en" fo:country="US" officeooo:rsid="001422ad" style:font-name-complex="Arial1"/>
    </style:style>
    <style:style style:name="T3" style:family="text">
      <style:text-properties fo:color="#6666ff" loext:opacity="100%" style:text-position="super 58%" style:font-name="Arial" fo:language="en" fo:country="US" officeooo:rsid="001422ad" style:font-name-complex="Arial1"/>
    </style:style>
    <style:style style:name="T4" style:family="text">
      <style:text-properties fo:color="#000000" loext:opacity="100%" style:font-name="Arial" fo:language="en" fo:country="US" style:font-name-complex="Arial1"/>
    </style:style>
    <style:style style:name="T5" style:family="text">
      <style:text-properties style:font-name="Arial" fo:font-size="14pt" fo:language="en" fo:country="US" fo:font-weight="bold" style:font-size-asian="14pt" style:font-weight-asian="bold" style:font-name-complex="Arial1" style:font-size-complex="14pt" style:font-weight-complex="bold"/>
    </style:style>
    <style:style style:name="T6" style:family="text">
      <style:text-properties style:font-name="Arial" fo:font-size="14pt" fo:language="en" fo:country="US" fo:font-weight="bold" officeooo:rsid="001422ad" style:font-size-asian="14pt" style:font-weight-asian="bold" style:font-name-complex="Arial1" style:font-size-complex="14pt" style:font-weight-complex="bold"/>
    </style:style>
    <style:style style:name="T7" style:family="text">
      <style:text-properties style:font-name="Arial" fo:language="en" fo:country="US" style:font-name-complex="Arial1"/>
    </style:style>
    <style:style style:name="T8" style:family="text">
      <style:text-properties style:font-name="Arial" fo:language="en" fo:country="US" officeooo:rsid="001422ad" style:font-name-complex="Arial1"/>
    </style:style>
    <style:style style:name="T9" style:family="text">
      <style:text-properties style:font-name="Arial" fo:language="en" fo:country="US" officeooo:rsid="0015cd82" style:font-name-complex="Arial1"/>
    </style:style>
    <style:style style:name="T10" style:family="text">
      <style:text-properties style:font-name="Arial" fo:language="en" fo:country="US" officeooo:rsid="0015e154" style:font-name-complex="Arial1"/>
    </style:style>
    <style:style style:name="T11" style:family="text">
      <style:text-properties style:font-name="Arial" fo:language="en" fo:country="US" officeooo:rsid="0016d58e"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Instructions</text:p>
      <text:p text:style-name="P2"/>
      <text:p text:style-name="P1"><text:span text:style-name="T4">• </text:span><text:span text:style-name="T1">You should only write this report if your classification achieved on Trabalho1 in mooshak was larger than or equal to 150 points. Submit the pdf version of the document to INFORESTUDANTE not later than </text:span><text:span text:style-name="T2">May</text:span><text:span text:style-name="T1"> </text:span><text:span text:style-name="T2">2</text:span><text:span text:style-name="T3">nd</text:span><text:span text:style-name="T1">.</text:span></text:p>
      <text:p text:style-name="P2"/>
      <text:p text:style-name="P1"><text:span text:style-name="T4">• </text:span><text:span text:style-name="T1">Write your report in a clear, concise and objective manner and use the template in the next page to guide you in the writing process. Use font Arial, size 12, single space between lines, and do not modify the size of the margins. Your report cannot have more than 3 pages. Do not write code in the report, but you are allowed to describe your approach from a high-level perspective using pseudo-code. In that case, use the pseudo-code conventions described in the book Cormen et al, Introduction to Algorithms (Section 2.1).</text:span></text:p>
      <text:p text:style-name="P3"/>
      <text:p text:style-name="P8"><text:span text:style-name="T5">Report for Programming Problem </text:span><text:span text:style-name="T6">2</text:span><text:span text:style-name="T5"> - </text:span><text:span text:style-name="T6">ARChitecture</text:span></text:p>
      <text:p text:style-name="P5"/>
      <text:p text:style-name="P5">Team:</text:p>
      <text:p text:style-name="P5"/>
      <text:p text:style-name="P3">Student ID: _________ Name _______________________________________</text:p>
      <text:p text:style-name="P3"/>
      <text:p text:style-name="P4">Student ID: _________ Name _______________________________________</text:p>
      <text:p text:style-name="P5"/>
      <text:p text:style-name="P6"/>
      <text:p text:style-name="P11">1. Algorithm description</text:p>
      <text:p text:style-name="P1"><text:span text:style-name="T7">(Describe the main working principles of your approach to the problem – give pseudo-code or a textual explanation. Identify</text:span><text:span text:style-name="T8"> the overlapping sub-problems that you considered for you dynamic programming approach</text:span><text:span text:style-name="T7">. Explain speed-up tricks that you have considered to improve the efficiency of your approach.)</text:span></text:p>
      <text:p text:style-name="P4"/>
      <text:p text:style-name="P11">2. Data structures</text:p>
      <text:p text:style-name="P4">(Describe the main data structures that you have used in your approach.)</text:p>
      <text:p text:style-name="P7"/>
      <text:p text:style-name="P11">3. Correctness</text:p>
      <text:p text:style-name="P1"><text:span text:style-name="T7">(</text:span><text:span text:style-name="T11">J</text:span><text:span text:style-name="T7">ustify why your approach is correct </text:span><text:span text:style-name="T11">in case you achieved 200 points, or if you got a “Time Limit Exceeded” verdict but believe that despite that it is correct.</text:span><text:span text:style-name="T7"> </text:span><text:span text:style-name="T11">In particular, y</text:span><text:span text:style-name="T8">ou </text:span><text:span text:style-name="T10">should </text:span><text:span text:style-name="T11">discuss the</text:span><text:span text:style-name="T10"> optimal substructure property </text:span><text:span text:style-name="T11">of the problem used by your approach</text:span><text:span text:style-name="T9">.</text:span><text:span text:style-name="T7"> In case you got “Wrong Answer” or “Time Limit Exceed” in some cases, explain why this happened and what could have been done to improve your approach.)</text:span></text:p>
      <text:p text:style-name="P7"/>
      <text:p text:style-name="P11">4. Algorithm Analysis</text:p>
      <text:p text:style-name="P1"><text:span text:style-name="T7">(</text:span><text:span text:style-name="T9">Discuss</text:span><text:span text:style-name="T7"> the overall memory and time complexity of your approach.)</text:span></text:p>
      <text:p text:style-name="P4"/>
      <text:p text:style-name="P11">5. References</text:p>
      <text:p text:style-name="P4">(Provide all the bibliography and internet links that you have used to support the development of your approach.)</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pt" fo:country="PT"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fo:language="pt" fo:country="PT"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o Simões</meta:initial-creator>
    <meta:editing-cycles>5</meta:editing-cycles>
    <meta:creation-date>2021-02-26T18:05:00</meta:creation-date>
    <dc:date>2021-04-20T00:46:06.717932734</dc:date>
    <meta:editing-duration>PT22M25S</meta:editing-duration>
    <meta:generator>LibreOffice/7.1.2.2$Linux_X86_64 LibreOffice_project/10$Build-2</meta:generator>
    <meta:document-statistic meta:table-count="0" meta:image-count="0" meta:object-count="0" meta:page-count="2" meta:paragraph-count="17" meta:word-count="316" meta:character-count="1998" meta:non-whitespace-character-count="1698"/>
    <meta:user-defined meta:name="AppVersion">16.0000</meta:user-defined>
    <meta:template xlink:type="simple" xlink:actuate="onRequest" xlink:title="Normal.dotm" xlink:href=""/>
  </office:meta>
</office:document-meta>
</file>